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style:font-name="Lucida Console" fo:font-size="14.5pt" style:font-name-asian="Lucida Console" style:font-size-asian="14.5pt" style:font-name-complex="Lucida Console" style:font-size-complex="14.5pt"/>
    </style:style>
    <style:style style:name="P2" style:family="paragraph" style:parent-style-name="Standard">
      <style:paragraph-properties fo:text-align="center" style:justify-single-word="false" style:text-autospace="none"/>
      <style:text-properties style:font-name="Lucida Console" fo:font-size="14.5pt" style:font-name-asian="Lucida Console" style:font-size-asian="14.5pt" style:font-name-complex="Lucida Console" style:font-size-complex="14.5pt"/>
    </style:style>
    <style:style style:name="P3" style:family="paragraph" style:parent-style-name="Standard">
      <style:paragraph-properties style:text-autospace="none"/>
      <style:text-properties style:font-name="Times New Roman" fo:font-size="12pt" style:font-size-asian="12pt" style:font-size-complex="12pt"/>
    </style:style>
    <style:style style:name="P4" style:family="paragraph" style:parent-style-name="Standard">
      <style:paragraph-properties style:text-autospace="none"/>
      <style:text-properties style:font-name="Times New Roman" fo:font-size="12pt" style:font-name-asian="Lucida Console" style:font-size-asian="12pt" style:font-name-complex="Lucida Console" style:font-size-complex="12pt"/>
    </style:style>
    <style:style style:name="P5" style:family="paragraph" style:parent-style-name="Standard">
      <style:paragraph-properties fo:margin-left="1.245cm" fo:margin-right="0cm" fo:text-indent="0cm" style:auto-text-indent="false" style:text-autospace="none"/>
      <style:text-properties style:font-name="Times New Roman" fo:font-size="12pt" style:font-size-asian="12pt" style:font-size-complex="12pt"/>
    </style:style>
    <style:style style:name="P6" style:family="paragraph" style:parent-style-name="Standard">
      <style:text-properties style:font-name="Times New Roman"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font-name="Times New Roman" fo:font-size="12pt" style:font-name-asian="Lucida Console" style:font-size-asian="12pt" style:font-name-complex="Lucida Console" style:font-size-complex="12pt"/>
    </style:style>
    <style:style style:name="P8" style:family="paragraph" style:parent-style-name="Standard">
      <style:paragraph-properties fo:margin-left="1.245cm" fo:margin-right="0cm" fo:text-indent="0cm" style:auto-text-indent="false"/>
      <style:text-properties style:font-name="Courier New" fo:font-size="10pt" style:font-name-asian="Lucida Console" style:font-size-asian="10pt" style:font-name-complex="Lucida Console" style:font-size-complex="10pt"/>
    </style:style>
    <style:style style:name="T1" style:family="text">
      <style:text-properties style:font-name="Courier New"/>
    </style:style>
    <style:style style:name="T2" style:family="text">
      <style:text-properties style:font-name="Courier New" style:font-name-asian="Lucida Console" style:font-name-complex="Lucida Console"/>
    </style:style>
    <style:style style:name="T3" style:family="text">
      <style:text-properties style:font-name-asian="Lucida Console" style:font-name-complex="Lucida Console"/>
    </style:style>
    <style:style style:name="T4" style:family="text">
      <style:text-properties fo:font-style="italic" style:font-name-asian="Lucida Console" style:font-style-asian="italic" style:font-name-complex="Lucida Console" style:font-style-complex="italic"/>
    </style:style>
    <style:style style:name="T5" style:family="text">
      <style:text-properties fo:font-style="normal" style:font-name-asian="Lucida Console" style:font-style-asian="normal" style:font-name-complex="Lucida Console" style:font-style-complex="normal"/>
    </style:style>
    <style:style style:name="T6"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urists", namespaces, and MinGW</text:p>
      <text:p text:style-name="P6"/>
      <text:p text:style-name="P6">I own my own bloody namespace in C++, don't I? <text:s/>I mean, that's what they're for in the first place! <text:s text:c="2"/>From what I understand, they exist to let you name your stuff and keep it from being contaminated by other people's stuff. <text:s/>Well, maybe I should start a bit further back...</text:p>
      <text:p text:style-name="P6"/>
      <text:p text:style-name="P6">If I was asked to classify myself as a porgrammer/designer, I'd probably vote for a "minimalist" or, quite often, a "pedestrianised pragmatist". <text:s text:c="2"/>Basically, all I've always wanted was just to get on with it, get the job done, make it simple for me, make my stuff simple for everyone else, and to get rid of all the crap I don't need and don't want. <text:s/>And, that means I shouldn't be too afraid of doing the "hard work" to effect those ends.</text:p>
      <text:p text:style-name="P6"/>
      <text:p text:style-name="P6">As such, I've often looked askance at the phrase "purist" and, having met quite a few of these guys during my wanderings, I have sometimes allowed myself to be intimidated by both that phrase and "those guys" themselves.</text:p>
      <text:p text:style-name="P6"/>
      <text:p text:style-name="P6">I always figured a "purist" was someone who knew their programming language and environment from the inside out and had no problem, and enjoyed and delighted in, using the most obscure features of everything they could get their hands on. <text:s/>As such, they were always a bit scary.</text:p>
      <text:p text:style-name="P6"/>
      <text:p text:style-name="P6">Well, due to a recent experience I've had to rethink my position on the phrase "purist".</text:p>
      <text:p text:style-name="P6"/>
      <text:p text:style-name="P6">It all started in my latest coding endeavour at home. <text:s/>I'm designing and writing a set of C++ classes as a foundation for much of my future work at home. <text:s/>The intent is to give myself, and any others who care to contribute, a BEFE – A Better Environment For Everything. <text:s/>Or, such is the general direction of this impractical and unreachable ideal.</text:p>
      <text:p text:style-name="P6"/>
      <text:p text:style-name="P6">So, I rolled up my sleeves and was separating all my use of external libraries and operating system dependent functions into a self contained place. <text:s/>The intent here was to "get control of the bloody code!"</text:p>
      <text:p text:style-name="P6"/>
      <text:p text:style-name="P6">Separating these things out would allow me to do several things I've always wanted to do. <text:s/>The first is quite simple: to be able to set a bloody breakpoint at these external places in order to figure out why they keep blowing up on me!</text:p>
      <text:p text:style-name="P6"/>
      <text:p text:style-name="P6">The second thing it would give me is the ability to port my code to "any platform" whatsoever. <text:s/>If the external dependencies are isolated from the rest of the code then "all you have to do is..." and, at the most, rewite the port specific code. <text:s/>Right?</text:p>
      <text:p text:style-name="P6"/>
      <text:p text:style-name="P6">So, since I'm currently developing on my Windows laptop, I made the decision to use MinGW (it's from sorceforge.net in the unlikely case you're not aware of it) instead of using "native Microsoft code".</text:p>
      <text:p text:style-name="P6"/>
      <text:p text:style-name="P6">The reasons for this should be pretty clear to most of you since everything Microsoft gets their evil dirty hands on turns into mush and, if you take on their "ethos" and products, you'll be left stone cold broke and your product will turn into the same glob of amorphous, bug ridden, ill-concieved, and ill-designed crap that theirs is. <text:s/>We wouldn't want that would we?</text:p>
      <text:p text:style-name="P6"/>
      <text:p text:style-name="P6">I decided, with a gulp, that using MinGW would help me get away from the Visual C++ crap and its associated monentary outlay, and just "get the job done" with some lovely, but a little scary open source code.</text:p>
      <text:p text:style-name="P6"/>
      <text:p text:style-name="P6"><text:soft-page-break/>I took this decision with a little trepidation expecting I would have to deal with, and gearing myself up for dealing with, a bit of the "purist gobbledey gook" that inevitibly arises from such open source endeavours as MinGWs. <text:s/>Still, I figured I would take the bull by the horns and just get on with it. <text:s/>After all, so many others have done this with much success.</text:p>
      <text:p text:style-name="P6"/>
      <text:p text:style-name="P6">I expected "purists" at MinGW. <text:s/>But, instead, I ended up with this in my port specific header file...</text:p>
      <text:p text:style-name="P6"/>
      <text:p text:style-name="P8">// Hack... This next bloody definitions are because</text:p>
      <text:p text:style-name="P8">// <text:s text:c="8"/>MinGW gets confused...</text:p>
      <text:p text:style-name="P8">int memcmp(const void *a, const void *b, int c);</text:p>
      <text:p text:style-name="P8">typedef unsigned int size_t;</text:p>
      <text:p text:style-name="P8">// ...Hack</text:p>
      <text:p text:style-name="P8"/>
      <text:p text:style-name="P8">#define WINVER 0x0501</text:p>
      <text:p text:style-name="P8">#include &lt;windows.h&gt;</text:p>
      <text:p text:style-name="P8">#include &lt;winbase.h&gt;</text:p>
      <text:p text:style-name="P8"/>
      <text:p text:style-name="P8">#include &lt;psapi.h&gt; <text:s text:c="9"/>// For process info</text:p>
      <text:p text:style-name="P8">#include &lt;iphlpapi.h&gt; <text:s text:c="6"/>// For process info</text:p>
      <text:p text:style-name="P8">#include "stdlib.h" <text:s text:c="8"/>// For MAX_PATH</text:p>
      <text:p text:style-name="P8"/>
      <text:p text:style-name="P8">// Hack... These next ones are because MinGW use #define when</text:p>
      <text:p text:style-name="P8">// it should have used a proper namespace name</text:p>
      <text:p text:style-name="P8">// (like we did in OperatingSystem)...</text:p>
      <text:p text:style-name="P8">#ifdef GetTempPath</text:p>
      <text:p text:style-name="P8">#undef GetTempPath</text:p>
      <text:p text:style-name="P8">#endif</text:p>
      <text:p text:style-name="P8">#ifdef GetCurrentTime</text:p>
      <text:p text:style-name="P8">#undef GetCurrentTime</text:p>
      <text:p text:style-name="P8">#endif</text:p>
      <text:p text:style-name="P8">// ...Hack</text:p>
      <text:p text:style-name="P8"/>
      <text:p text:style-name="P6">Eh? You may well ask.</text:p>
      <text:p text:style-name="P6"/>
      <text:p text:style-name="P6">Here's the lowdown...</text:p>
      <text:p text:style-name="P6"/>
      <text:p text:style-name="P6">The <text:span text:style-name="T1">memcmp</text:span> "hack" before <text:span text:style-name="T1">&lt;windows.h&gt;</text:span> is because, no matter what I tried, I kept getting compile errors in MinGWs <text:span text:style-name="T1">&lt;objbase.h&gt;</text:span> (whatever the bloody hell that is, who cares and who wants to care?) <text:s/>It kept complaining that <text:span text:style-name="T1">memcmp</text:span> wasn't defined. <text:s/>It bloody well was! <text:s/>I even tried manually including <text:span text:style-name="T1">&lt;cstring&gt;</text:span>, and <text:span text:style-name="T1">&lt;string.h&gt;</text:span> just before it. <text:s/>Nope, it still failed.</text:p>
      <text:p text:style-name="P6"/>
      <text:p text:style-name="P6">Why? <text:s/>Because they have a #<text:span text:style-name="T1">define</text:span> <text:span text:style-name="T1">memcmp</text:span> in there somewhere. <text:s/>What the F...? <text:s/>So, these people I thought were purists were, instead, using what's been known throughout the industry, as the worst thing ever added to a language. <text:s/>Okay, #define can sometimes be useful in your actual code itself, but in a header file?</text:p>
      <text:p text:style-name="P6"/>
      <text:p text:style-name="P6">Jeez, anyone intending to publish their header file should never use something like that on something most likely to end up screwing code written by other coders who, in their use of <text:span text:style-name="T1">memcmp</text:span>, would probably be most the most unlikely to figure out what the problem was in the first place!</text:p>
      <text:p text:style-name="P6"/>
      <text:p text:style-name="P6">The second <text:span text:style-name="T1">// Hack... </text:span>, after <text:span text:style-name="T1">&lt;windows.h&gt;</text:span> is because of namespaces. <text:s/>That's what namespaces are for. <text:s/>If I go to the hard work of isolating my names in a namespace, why should the fact that Windows has a function named <text:span text:style-name="T1">GetTempPath</text:span> or <text:span text:style-name="T1">GetCurrentTime</text:span> stop my code from working? <text:s/>Especially in a language where you have to do a <text:span text:style-name="T1">...using namespace std; </text:span>just to use their <text:span text:style-name="T1">cout</text:span> concept without having to always use <text:span text:style-name="T1">std::cout</text:span>?</text:p>
      <text:p text:style-name="P6"><text:soft-page-break/></text:p>
      <text:p text:style-name="P6">Jeez, again!!!</text:p>
      <text:p text:style-name="P6"/>
      <text:p text:style-name="P6">So, pretty much end of rant. <text:s/>It's just that instead of finding "purists" at MinGW, who knew how to use "obscure features" like <text:span text:style-name="T1">namespace</text:span>, what I found was a bunch of hacks using <text:span text:style-name="T1">#define</text:span>.</text:p>
      <text:p text:style-name="P6"/>
      <text:p text:style-name="P6">So, I found myself in the purist camp this time. <text:s/>Go 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M27S</meta:editing-duration>
    <meta:editing-cycles>6</meta:editing-cycles>
    <meta:generator>OpenOffice.org/3.3$Win32 OpenOffice.org_project/330m20$Build-9567</meta:generator>
    <dc:date>2011-06-24T10:15:27.07</dc:date>
    <dc:creator>Bruce Ferris</dc:creator>
    <meta:document-statistic meta:table-count="0" meta:image-count="0" meta:object-count="0" meta:page-count="3" meta:paragraph-count="45" meta:word-count="1034" meta:character-count="5916"/>
    <meta:user-defined meta:name="Info 1"/>
    <meta:user-defined meta:name="Info 2"/>
    <meta:user-defined meta:name="Info 3"/>
    <meta:user-defined meta:name="Info 4"/>
  </office:meta>
</office:document-meta>
</file>